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d_leaf</text:p>
          </table:table-cell>
          <table:table-cell office:value-type="string" calcext:value-type="string">
            <text:p>fson</text:p>
          </table:table-cell>
          <table:table-cell office:value-type="string" calcext:value-type="string">
            <text:p>nb_coeffs</text:p>
          </table:table-cell>
          <table:table-cell office:value-type="string" calcext:value-type="string">
            <text:p>f_coeffs</text:p>
          </table:table-cell>
          <table:table-cell/>
          <table:table-cell office:value-type="string" calcext:value-type="string">
            <text:p>n_nodes</text:p>
          </table:table-cell>
          <table:table-cell office:value-type="string" calcext:value-type="string">
            <text:p>n_leafs</text:p>
          </table:table-cell>
          <table:table-cell office:value-type="string" calcext:value-type="string">
            <text:p>n_fath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]+[.D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E3]+[.D3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E4]+[.D4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5]+[.D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6]+[.D6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7]+[.D7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8]+[.D8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9]+[.D9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0]+[.D10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42:41.141936629</meta:creation-date>
    <dc:date>2019-03-27T16:37:14.162512097</dc:date>
    <meta:editing-duration>PT34M12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